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917e1" officeooo:paragraph-rsid="001917e1" style:font-size-asian="18pt" style:language-asian="zh" style:country-asian="CN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9d27e" officeooo:paragraph-rsid="0019d27e" style:font-size-asian="18pt" style:language-asian="zh" style:country-asian="CN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2049fc" officeooo:paragraph-rsid="002049fc" style:font-size-asian="18pt" style:language-asian="zh" style:country-asian="CN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b8dcd" officeooo:paragraph-rsid="001b8dcd" style:font-size-asian="18pt" style:language-asian="zh" style:country-asian="CN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20d633" officeooo:paragraph-rsid="0020d633" style:font-size-asian="18pt" style:language-asian="zh" style:country-asian="CN" style:font-weight-asian="bold" style:font-size-complex="18pt" style:font-weight-complex="bold"/>
    </style:style>
    <style:style style:name="P6" style:family="paragraph" style:parent-style-name="Standard">
      <style:text-properties fo:font-size="15pt" fo:font-weight="bold" officeooo:rsid="0000e023" officeooo:paragraph-rsid="001cf886" style:font-size-asian="15pt" style:language-asian="zh" style:country-asian="CN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5cd6b" officeooo:paragraph-rsid="00239f0e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0000" fo:font-size="15pt" fo:font-weight="bold" officeooo:rsid="000a0e09" officeooo:paragraph-rsid="001cf886" style:font-size-asian="15pt" style:language-asian="zh" style:country-asian="CN" style:font-weight-asian="bold" style:font-size-complex="15pt" style:font-weight-complex="bold"/>
    </style:style>
    <style:style style:name="P9" style:family="paragraph" style:parent-style-name="Standard">
      <style:text-properties fo:color="#000000" fo:font-size="15pt" fo:font-weight="bold" officeooo:rsid="0014f0d9" officeooo:paragraph-rsid="001cf886" style:font-size-asian="15pt" style:language-asian="zh" style:country-asian="CN" style:font-weight-asian="bold" style:font-size-complex="15pt" style:font-weight-complex="bold"/>
    </style:style>
    <style:style style:name="P10" style:family="paragraph" style:parent-style-name="Standard">
      <style:text-properties fo:color="#000000" fo:font-size="15pt" fo:font-weight="bold" officeooo:rsid="001c2333" officeooo:paragraph-rsid="001cf886" style:font-size-asian="15pt" style:language-asian="zh" style:country-asian="CN" style:font-weight-asian="bold" style:font-size-complex="15pt" style:font-weight-complex="bold"/>
    </style:style>
    <style:style style:name="P11" style:family="paragraph" style:parent-style-name="Standard">
      <style:text-properties fo:color="#000000" fo:font-size="15pt" fo:font-weight="bold" officeooo:rsid="001dc9dd" officeooo:paragraph-rsid="001dc9dd" style:font-size-asian="15pt" style:language-asian="zh" style:country-asian="CN" style:font-weight-asian="bold" style:font-size-complex="15pt" style:font-weight-complex="bold"/>
    </style:style>
    <style:style style:name="P12" style:family="paragraph" style:parent-style-name="Standard">
      <style:text-properties fo:color="#000000" fo:font-size="15pt" fo:font-weight="bold" officeooo:rsid="001eb6f6" officeooo:paragraph-rsid="001eb6f6" style:font-size-asian="15pt" style:language-asian="zh" style:country-asian="CN" style:font-weight-asian="bold" style:font-size-complex="15pt" style:font-weight-complex="bold"/>
    </style:style>
    <style:style style:name="P13" style:family="paragraph" style:parent-style-name="Standard">
      <style:text-properties fo:color="#000000" fo:font-size="15pt" fo:font-weight="bold" officeooo:rsid="000ce021" officeooo:paragraph-rsid="0020d633" style:font-size-asian="15pt" style:language-asian="zh" style:country-asian="CN" style:font-weight-asian="bold" style:font-size-complex="15pt" style:font-weight-complex="bold"/>
    </style:style>
    <style:style style:name="P14" style:family="paragraph" style:parent-style-name="Standard">
      <style:text-properties fo:color="#000000" fo:font-size="15pt" fo:font-weight="bold" officeooo:rsid="00239f0e" officeooo:paragraph-rsid="00239f0e" style:font-size-asian="15pt" style:language-asian="zh" style:country-asian="CN" style:font-weight-asian="bold" style:font-size-complex="15pt" style:font-weight-complex="bold"/>
    </style:style>
    <style:style style:name="P15" style:family="paragraph" style:parent-style-name="Standard">
      <style:text-properties fo:color="#000000" fo:font-size="15pt" fo:font-weight="bold" officeooo:rsid="000ce021" officeooo:paragraph-rsid="0020d633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fo:font-size="15pt" fo:font-weight="bold" officeooo:rsid="000ce021" officeooo:paragraph-rsid="0020d633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8pt" fo:font-weight="bold" officeooo:rsid="0019d27e" officeooo:paragraph-rsid="0019d27e" style:font-size-asian="18pt" style:language-asian="zh" style:country-asian="CN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24b6be" officeooo:paragraph-rsid="0024b6be" style:font-size-asian="18pt" style:language-asian="zh" style:country-asian="CN" style:font-weight-asian="bold" style:font-size-complex="18pt" style:font-weight-complex="bold"/>
    </style:style>
    <style:style style:name="T1" style:family="text">
      <style:text-properties officeooo:rsid="0019d27e"/>
    </style:style>
    <style:style style:name="T2" style:family="text">
      <style:text-properties officeooo:rsid="001cf886"/>
    </style:style>
    <style:style style:name="T3" style:family="text">
      <style:text-properties officeooo:rsid="001c7d6f"/>
    </style:style>
    <style:style style:name="T4" style:family="text">
      <style:text-properties officeooo:rsid="001e9bca"/>
    </style:style>
    <style:style style:name="T5" style:family="text">
      <style:text-properties fo:color="#000000" style:language-asian="zh" style:country-asian="CN"/>
    </style:style>
    <style:style style:name="T6" style:family="text">
      <style:text-properties officeooo:rsid="0021d4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Frame窗体</text:p>
      <text:p text:style-name="P1">JDialog对话框</text:p>
      <text:p text:style-name="P1">绝对布局setLayout(null);</text:p>
      <text:p text:style-name="P1">流布局setLayout(new FlowLayout(FlowLayout.LEFT左对齐,FlowLayout.RIGHT右对齐));</text:p>
      <text:p text:style-name="P1">边界布局setLayout(new BorderLayout(BorderLayout.NORTH北，SOUTH南，EAST东，WEST西，CENTER中));</text:p>
      <text:p text:style-name="P1">网格布局setLayout(new GridLayout(设置网格多少,距离像素));</text:p>
      <text:p text:style-name="P1">JPanel面版</text:p>
      <text:p text:style-name="P1">JScrollPane滚动面版，滚动条</text:p>
      <text:p text:style-name="P1">JLabel标签</text:p>
      <text:p text:style-name="P1">Icon <text:span text:style-name="T1">ic=new ImageIcon("图片地址")</text:span></text:p>
      <text:p text:style-name="P2">setIcon();为标签设置图片</text:p>
      <text:p text:style-name="P2">JTextField单行文本框</text:p>
      <text:p text:style-name="P2">JPasswordField密码框</text:p>
      <text:p text:style-name="P2">JTextArea编辑文本域</text:p>
      <text:p text:style-name="P2">JButton按钮</text:p>
      <text:p text:style-name="P2">JRadioButton单选按钮</text:p>
      <text:p text:style-name="P2">ButtonGroup按钮组</text:p>
      <text:p text:style-name="P2">JCheckBox复选按钮，多选按钮</text:p>
      <text:p text:style-name="P2">JComboBox下拉列表</text:p>
      <text:p text:style-name="P18">jc.setEditable(false);下拉列表可否编辑</text:p>
      <text:p text:style-name="P3">下拉列表添加模板</text:p>
      <text:p text:style-name="P3">DefaultComboBoxModel&lt;String&gt; mo=new DefaultComboBoxModel&lt;&gt;(str1);</text:p>
      <text:p text:style-name="P3">jc1.setModel(mo);</text:p>
      <text:p text:style-name="P4">JList列表框</text:p>
      <text:p text:style-name="P5">列表添加模板</text:p>
      <text:p text:style-name="P15">DefaultListModel&lt;String&gt; moban=new DefaultListModel&lt;&gt;();</text:p>
      <text:p text:style-name="P15"><text:s/>for(String tr:str){//遍历数组中的数据添加到模板中</text:p>
      <text:p text:style-name="P15"><text:s text:c="8"/><text:tab/><text:tab/>moban.addElement(tr);</text:p>
      <text:p text:style-name="P15"><text:s text:c="8"/><text:tab/>}</text:p>
      <text:p text:style-name="P13"><text:s/>j1.setModel(moban);//将模型数据放入列表框</text:p>
      <text:p text:style-name="P6">组件.addActionListener(new ActionListener);<text:span text:style-name="T2">动作监听</text:span></text:p>
      <text:p text:style-name="P8"><text:soft-page-break/>组件.addFocusListener(new FocusListener);<text:span text:style-name="T2">焦点监听</text:span></text:p>
      <text:p text:style-name="P9"><text:span text:style-name="T2">组件.</text:span>textField.addKeyListener(new KeyListener() <text:span text:style-name="T2">键盘事件监听</text:span></text:p>
      <text:p text:style-name="P10"><text:span text:style-name="T2">组件</text:span>.addMouseListener(new MouseListener()<text:span text:style-name="T2">鼠标事件监听</text:span></text:p>
      <text:p text:style-name="P11">addWindowFocusListener(new WindowFocusListener()<text:span text:style-name="T3">窗体焦点事件</text:span></text:p>
      <text:p text:style-name="P11">addWindowStateListener(new WindowStateListener() <text:span text:style-name="T4">窗体状态变化事件</text:span></text:p>
      <text:p text:style-name="P11">addWindowListener(new mychuan());其他窗体事件</text:p>
      <text:p text:style-name="P12"><text:span text:style-name="T6">下拉列表,单，复选按钮</text:span>.addItemListener(new ItemListener() {选项事件</text:p>
      <text:p text:style-name="P14">弹出小提示框</text:p>
      <text:p text:style-name="P7">JOptionPane.showMessageDialog(null, "请确认你的选择!"<text:span text:style-name="T5">,"提示",JOptionPane.INFORMATION_MESSAGE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57S</meta:editing-duration>
    <meta:editing-cycles>12</meta:editing-cycles>
    <meta:generator>LibreOffice/5.3.0.3$Windows_X86_64 LibreOffice_project/7074905676c47b82bbcfbea1aeefc84afe1c50e1</meta:generator>
    <dc:date>2017-12-27T09:51:56.674000000</dc:date>
    <meta:document-statistic meta:table-count="0" meta:image-count="0" meta:object-count="0" meta:page-count="2" meta:paragraph-count="40" meta:word-count="299" meta:character-count="1204" meta:non-whitespace-character-count="1161"/>
    <meta:user-defined meta:name="Info 1"/>
    <meta:user-defined meta:name="Info 2"/>
    <meta:user-defined meta:name="Info 3"/>
    <meta:user-defined meta:name="Info 4"/>
  </office:meta>
</office:document-meta>
</file>